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layout-cache" manifest:media-type="application/binary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meta.xml" manifest:media-type="text/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styles.xml" manifest:media-type="text/xml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anifest.rdf" manifest:media-type="application/rdf+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content.xml" manifest:media-type="text/xml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bold" officeooo:paragraph-rsid="001d7f01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bold" officeooo:rsid="001d7f01" officeooo:paragraph-rsid="001d7f01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bold" officeooo:rsid="002a5930" officeooo:paragraph-rsid="002a5930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bold" officeooo:rsid="002cd109" officeooo:paragraph-rsid="002cd10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tyle="normal" fo:font-weight="bold" officeooo:rsid="003d0455" officeooo:paragraph-rsid="003d045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1d7f01" officeooo:paragraph-rsid="001d7f01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b5b62" officeooo:paragraph-rsid="002b5b6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e7b9b" officeooo:paragraph-rsid="002e7b9b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normal" officeooo:rsid="0028b755" officeooo:paragraph-rsid="002a5930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fo:font-weight="normal" officeooo:rsid="0028b755" officeooo:paragraph-rsid="003d0455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8b755" officeooo:paragraph-rsid="003d4b62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3d0455" officeooo:paragraph-rsid="003d0455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tyle="normal" fo:font-weight="normal" officeooo:rsid="003d4b62" officeooo:paragraph-rsid="003d4b6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3d4b62" officeooo:paragraph-rsid="003d4b62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c8a1d" officeooo:paragraph-rsid="001c8a1d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1d7f01" officeooo:paragraph-rsid="001d7f01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1d7f01" officeooo:paragraph-rsid="001d7f01" style:font-style-asian="italic" style:font-weight-asian="normal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style="italic" fo:font-weight="normal" officeooo:rsid="001d7f01" officeooo:paragraph-rsid="001d7f01" style:font-style-asian="italic" style:font-weight-asian="normal" style:font-style-complex="italic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officeooo:paragraph-rsid="0023c894"/>
    </style:style>
    <style:style style:name="P20" style:family="paragraph" style:parent-style-name="Standard" style:list-style-name="L2">
      <style:paragraph-properties fo:text-align="start" style:justify-single-word="false"/>
      <style:text-properties officeooo:paragraph-rsid="002705df"/>
    </style:style>
    <style:style style:name="P21" style:family="paragraph" style:parent-style-name="Standard" style:list-style-name="L2">
      <style:paragraph-properties fo:text-align="start" style:justify-single-word="false"/>
      <style:text-properties officeooo:paragraph-rsid="0028b755"/>
    </style:style>
    <style:style style:name="P22" style:family="paragraph" style:parent-style-name="Standard" style:list-style-name="L3">
      <style:paragraph-properties fo:text-align="start" style:justify-single-word="false"/>
      <style:text-properties officeooo:paragraph-rsid="003a7341"/>
    </style:style>
    <style:style style:name="P23" style:family="paragraph" style:parent-style-name="Standard" style:list-style-name="L3">
      <style:paragraph-properties fo:text-align="start" style:justify-single-word="false"/>
      <style:text-properties officeooo:paragraph-rsid="002a5930"/>
    </style:style>
    <style:style style:name="P24" style:family="paragraph" style:parent-style-name="Standard" style:list-style-name="L4">
      <style:paragraph-properties fo:text-align="start" style:justify-single-word="false"/>
      <style:text-properties officeooo:paragraph-rsid="002e7b9b"/>
    </style:style>
    <style:style style:name="P25" style:family="paragraph" style:parent-style-name="Standard" style:list-style-name="L4">
      <style:paragraph-properties fo:text-align="start" style:justify-single-word="false"/>
      <style:text-properties officeooo:paragraph-rsid="00316b57"/>
    </style:style>
    <style:style style:name="P26" style:family="paragraph" style:parent-style-name="Standard" style:list-style-name="L2">
      <style:paragraph-properties fo:text-align="start" style:justify-single-word="false"/>
      <style:text-properties fo:font-style="normal" fo:font-weight="normal" officeooo:rsid="002097c4" officeooo:paragraph-rsid="002097c4" style:font-style-asian="normal" style:font-weight-asian="normal" style:font-style-complex="normal" style:font-weight-complex="normal"/>
    </style:style>
    <style:style style:name="P27" style:family="paragraph" style:parent-style-name="Standard" style:list-style-name="L2">
      <style:paragraph-properties fo:text-align="center" style:justify-single-word="false"/>
      <style:text-properties fo:font-style="normal" fo:font-weight="normal" officeooo:rsid="002097c4" officeooo:paragraph-rsid="002097c4" style:font-style-asian="normal" style:font-weight-asian="normal" style:font-style-complex="normal" style:font-weight-complex="normal"/>
    </style:style>
    <style:style style:name="P28" style:family="paragraph" style:parent-style-name="Standard" style:list-style-name="L2">
      <style:paragraph-properties fo:text-align="center" style:justify-single-word="false"/>
      <style:text-properties fo:font-style="normal" fo:font-weight="normal" officeooo:rsid="0028b755" officeooo:paragraph-rsid="002a5930" style:font-style-asian="normal" style:font-weight-asian="normal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tyle="normal" fo:font-weight="normal" officeooo:rsid="002a5930" officeooo:paragraph-rsid="002a5930" style:font-style-asian="normal" style:font-weight-asian="normal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tyle="normal" fo:font-weight="normal" officeooo:rsid="002a5930" officeooo:paragraph-rsid="004ab993" style:font-style-asian="normal" style:font-weight-asian="normal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tyle="normal" fo:font-weight="normal" officeooo:rsid="002a5930" officeooo:paragraph-rsid="00387c08" style:font-style-asian="normal" style:font-weight-asian="normal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tyle="normal" fo:font-weight="normal" officeooo:rsid="002a5930" officeooo:paragraph-rsid="002a5930" style:font-style-asian="normal" style:font-weight-asian="normal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tyle="normal" fo:font-weight="normal" officeooo:rsid="002a5930" officeooo:paragraph-rsid="003b9a27" style:font-style-asian="normal" style:font-weight-asian="normal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tyle="normal" fo:font-weight="normal" officeooo:rsid="00376fb5" officeooo:paragraph-rsid="00376fb5" style:font-style-asian="normal" style:font-weight-asian="normal" style:font-style-complex="normal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tyle="normal" fo:font-weight="normal" officeooo:rsid="002b5b62" officeooo:paragraph-rsid="004b33b9" style:font-style-asian="normal" style:font-weight-asian="normal" style:font-style-complex="normal" style:font-weight-complex="normal"/>
    </style:style>
    <style:style style:name="P36" style:family="paragraph" style:parent-style-name="Standard" style:list-style-name="L5">
      <style:paragraph-properties fo:text-align="start" style:justify-single-word="false"/>
      <style:text-properties fo:font-style="normal" fo:font-weight="normal" officeooo:rsid="002cd109" officeooo:paragraph-rsid="00316b57" style:font-style-asian="normal" style:font-weight-asian="normal" style:font-style-complex="normal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fo:font-style="normal" fo:font-weight="normal" officeooo:rsid="00316b57" officeooo:paragraph-rsid="00316b57" style:font-style-asian="normal" style:font-weight-asian="normal" style:font-style-complex="normal" style:font-weight-complex="normal"/>
    </style:style>
    <style:style style:name="P38" style:family="paragraph" style:parent-style-name="Standard" style:list-style-name="L5">
      <style:paragraph-properties fo:text-align="start" style:justify-single-word="false"/>
      <style:text-properties fo:font-style="normal" fo:font-weight="normal" officeooo:rsid="00316b57" officeooo:paragraph-rsid="003bb2b0" style:font-style-asian="normal" style:font-weight-asian="normal" style:font-style-complex="normal" style:font-weight-complex="normal"/>
    </style:style>
    <style:style style:name="P39" style:family="paragraph" style:parent-style-name="Standard" style:list-style-name="L5">
      <style:paragraph-properties fo:text-align="start" style:justify-single-word="false"/>
      <style:text-properties fo:font-style="normal" fo:font-weight="normal" officeooo:rsid="003bb2b0" officeooo:paragraph-rsid="003bb2b0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tyle="normal" fo:font-weight="bold" officeooo:rsid="004ab993" officeooo:paragraph-rsid="004ab993" style:font-style-asian="normal" style:font-weight-asian="bold" style:font-style-complex="normal" style:font-weight-complex="bold"/>
    </style:style>
    <style:style style:name="P41" style:family="paragraph" style:parent-style-name="Standard" style:list-style-name="L3">
      <style:paragraph-properties fo:text-align="start" style:justify-single-word="false"/>
      <style:text-properties fo:font-style="normal" fo:font-weight="bold" officeooo:rsid="00329fbf" officeooo:paragraph-rsid="00329fbf" style:font-style-asian="normal" style:font-weight-asian="bold" style:font-style-complex="normal" style:font-weight-complex="bold"/>
    </style:style>
    <style:style style:name="P42" style:family="paragraph" style:parent-style-name="Standard" style:list-style-name="L5">
      <style:paragraph-properties fo:text-align="start" style:justify-single-word="false"/>
      <style:text-properties fo:font-style="normal" fo:font-weight="bold" officeooo:rsid="00316b57" officeooo:paragraph-rsid="00316b57" style:font-style-asian="normal" style:font-weight-asian="bold" style:font-style-complex="normal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fo:font-weight="bold" officeooo:paragraph-rsid="0028b755" style:font-weight-asian="bold" style:font-weight-complex="bold"/>
    </style:style>
    <style:style style:name="T1" style:family="text">
      <style:text-properties officeooo:rsid="001d7f01"/>
    </style:style>
    <style:style style:name="T2" style:family="text">
      <style:text-properties fo:font-style="normal" fo:font-weight="normal" officeooo:rsid="0023c894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55223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705df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8b755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a593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b5b62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e7b9b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6b57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3400d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87c08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a7341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47a03f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28b755" style:font-style-asian="normal" style:font-style-complex="normal"/>
    </style:style>
    <style:style style:name="T15" style:family="text">
      <style:text-properties fo:font-style="normal" fo:font-weight="bold" officeooo:rsid="0028b755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4081aa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421e3c" style:font-style-asian="normal" style:font-weight-asian="bold" style:font-style-complex="normal" style:font-weight-complex="bold"/>
    </style:style>
    <style:style style:name="T18" style:family="text">
      <style:text-properties fo:font-style="normal" fo:font-weight="bold" officeooo:rsid="002705df" style:font-style-asian="normal" style:font-weight-asian="bold" style:font-style-complex="normal" style:font-weight-complex="bold"/>
    </style:style>
    <style:style style:name="T19" style:family="text">
      <style:text-properties fo:font-style="normal" fo:font-weight="bold" officeooo:rsid="005011e8" style:font-style-asian="normal" style:font-weight-asian="bold" style:font-style-complex="normal" style:font-weight-complex="bold"/>
    </style:style>
    <style:style style:name="T20" style:family="text">
      <style:text-properties officeooo:rsid="001f188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28b755" style:font-style-asian="italic" style:font-style-complex="italic"/>
    </style:style>
    <style:style style:name="T23" style:family="text">
      <style:text-properties fo:font-style="italic" officeooo:rsid="00316b57" style:font-style-asian="italic" style:font-style-complex="italic"/>
    </style:style>
    <style:style style:name="T24" style:family="text">
      <style:text-properties fo:font-style="italic" fo:font-weight="normal" officeooo:rsid="0023c894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officeooo:rsid="00255223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officeooo:rsid="002705df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officeooo:rsid="0028b755" style:font-style-asian="italic" style:font-weight-asian="normal" style:font-style-complex="italic" style:font-weight-complex="normal"/>
    </style:style>
    <style:style style:name="T28" style:family="text">
      <style:text-properties fo:font-style="italic" fo:font-weight="normal" officeooo:rsid="002e7b9b" style:font-style-asian="italic" style:font-weight-asian="normal" style:font-style-complex="italic" style:font-weight-complex="normal"/>
    </style:style>
    <style:style style:name="T29" style:family="text">
      <style:text-properties fo:font-style="italic" fo:font-weight="normal" officeooo:rsid="00316b57" style:font-style-asian="italic" style:font-weight-asian="normal" style:font-style-complex="italic" style:font-weight-complex="normal"/>
    </style:style>
    <style:style style:name="T30" style:family="text">
      <style:text-properties officeooo:rsid="00217a0a"/>
    </style:style>
    <style:style style:name="T31" style:family="text">
      <style:text-properties officeooo:rsid="0022e867"/>
    </style:style>
    <style:style style:name="T32" style:family="text">
      <style:text-properties officeooo:rsid="00255223"/>
    </style:style>
    <style:style style:name="T33" style:family="text">
      <style:text-properties officeooo:rsid="002e7b9b"/>
    </style:style>
    <style:style style:name="T34" style:family="text">
      <style:text-properties officeooo:rsid="00316b57"/>
    </style:style>
    <style:style style:name="T35" style:family="text">
      <style:text-properties officeooo:rsid="003328a9"/>
    </style:style>
    <style:style style:name="T36" style:family="text">
      <style:text-properties officeooo:rsid="00387c08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387c08" style:font-weight-asian="bold" style:font-weight-complex="bold"/>
    </style:style>
    <style:style style:name="T39" style:family="text">
      <style:text-properties fo:font-weight="bold" officeooo:rsid="003b9a27" style:font-weight-asian="bold" style:font-weight-complex="bold"/>
    </style:style>
    <style:style style:name="T40" style:family="text">
      <style:text-properties officeooo:rsid="003b9a27"/>
    </style:style>
    <style:style style:name="T41" style:family="text">
      <style:text-properties officeooo:rsid="003d0455"/>
    </style:style>
    <style:style style:name="T42" style:family="text">
      <style:text-properties officeooo:rsid="003d4b62"/>
    </style:style>
    <style:style style:name="T43" style:family="text">
      <style:text-properties officeooo:rsid="003d8e19"/>
    </style:style>
    <style:style style:name="T44" style:family="text">
      <style:text-properties officeooo:rsid="003f4282"/>
    </style:style>
    <style:style style:name="T45" style:family="text">
      <style:text-properties officeooo:rsid="004081aa"/>
    </style:style>
    <style:style style:name="T46" style:family="text">
      <style:text-properties officeooo:rsid="004b33b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atrix Operations</text:p>
      <text:p text:style-name="P16"/>
      <text:p text:style-name="P6">If <text:span text:style-name="T21">A</text:span> is a<draw:frame draw:style-name="fr1" draw:name="Object2" text:anchor-type="as-char" svg:y="-0.1484in" svg:width="0.4362in" svg:height="0.1839in" draw:z-index="2"><draw:object xlink:href="./Object 2" xlink:type="simple" xlink:show="embed" xlink:actuate="onLoad"/><draw:image xlink:href="./ObjectReplacements/Object 2" xlink:type="simple" xlink:show="embed" xlink:actuate="onLoad"/></draw:frame>matrix – that is, a matrix with<text:span text:style-name="T21"> m </text:span>rows and<text:span text:style-name="T21"> n </text:span>columns – it can be seen as a list of<text:span text:style-name="T21"> n</text:span> vectors in<draw:frame draw:style-name="fr1" draw:name="Object3" text:anchor-type="as-char" svg:y="-0.172in" svg:width="0.2827in" svg:height="0.2055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2">Diagonal matrix</text:p>
      <text:p text:style-name="P6">The diagonal entries in an<draw:frame draw:style-name="fr1" draw:name="Object4" text:anchor-type="as-char" svg:y="-0.1484in" svg:width="0.4362in" svg:height="0.1839in" draw:z-index="4"><draw:object xlink:href="./Object 4" xlink:type="simple" xlink:show="embed" xlink:actuate="onLoad"/><draw:image xlink:href="./ObjectReplacements/Object 4" xlink:type="simple" xlink:show="embed" xlink:actuate="onLoad"/></draw:frame>matrix<draw:frame draw:style-name="fr1" draw:name="Object5" text:anchor-type="as-char" svg:y="-0.1484in" svg:width="0.6016in" svg:height="0.2091in" draw:z-index="5"><draw:object xlink:href="./Object 5" xlink:type="simple" xlink:show="embed" xlink:actuate="onLoad"/><draw:image xlink:href="./ObjectReplacements/Object 5" xlink:type="simple" xlink:show="embed" xlink:actuate="onLoad"/></draw:frame>are<draw:frame draw:style-name="fr1" draw:name="Object6" text:anchor-type="as-char" svg:y="-0.1484in" svg:width="1.0937in" svg:height="0.2091in" draw:z-index="6"><draw:object xlink:href="./Object 6" xlink:type="simple" xlink:show="embed" xlink:actuate="onLoad"/><draw:image xlink:href="./ObjectReplacements/Object 6" xlink:type="simple" xlink:show="embed" xlink:actuate="onLoad"/></draw:frame>and they form the <text:span text:style-name="T37">main diagonal</text:span> of <text:span text:style-name="T21">A</text:span>. A diagonal matrix is a square<draw:frame draw:style-name="fr1" draw:name="Object7" text:anchor-type="as-char" svg:y="-0.1484in" svg:width="0.3992in" svg:height="0.1839in" draw:z-index="7"><draw:object xlink:href="./Object 7" xlink:type="simple" xlink:show="embed" xlink:actuate="onLoad"/><draw:image xlink:href="./ObjectReplacements/Object 7" xlink:type="simple" xlink:show="embed" xlink:actuate="onLoad"/></draw:frame>matrix whose non-diagonal entries are zero.</text:p>
      <text:p text:style-name="P6"/>
      <text:p text:style-name="P2">Zero matrix</text:p>
      <text:p text:style-name="P6">An<draw:frame draw:style-name="fr1" draw:name="Object8" text:anchor-type="as-char" svg:y="-0.1484in" svg:width="0.4362in" svg:height="0.1839in" draw:z-index="8"><draw:object xlink:href="./Object 8" xlink:type="simple" xlink:show="embed" xlink:actuate="onLoad"/><draw:image xlink:href="./ObjectReplacements/Object 8" xlink:type="simple" xlink:show="embed" xlink:actuate="onLoad"/></draw:frame>matrix whose entries are all zero is a zero matrix and written as 0.</text:p>
      <text:p text:style-name="P6"/>
      <text:p text:style-name="P2">Sum of matrices</text:p>
      <text:p text:style-name="P6">If A and B are<draw:frame draw:style-name="fr1" draw:name="Object9" text:anchor-type="as-char" svg:y="-0.1484in" svg:width="0.4362in" svg:height="0.1839in" draw:z-index="9"><draw:object xlink:href="./Object 9" xlink:type="simple" xlink:show="embed" xlink:actuate="onLoad"/><draw:image xlink:href="./ObjectReplacements/Object 9" xlink:type="simple" xlink:show="embed" xlink:actuate="onLoad"/></draw:frame>matrices, then the sum <text:span text:style-name="T21">A + B</text:span> is the<draw:frame draw:style-name="fr1" draw:name="Object10" text:anchor-type="as-char" svg:y="-0.1484in" svg:width="0.4362in" svg:height="0.1839in" draw:z-index="10"><draw:object xlink:href="./Object 10" xlink:type="simple" xlink:show="embed" xlink:actuate="onLoad"/><draw:image xlink:href="./ObjectReplacements/Object 10" xlink:type="simple" xlink:show="embed" xlink:actuate="onLoad"/></draw:frame>matrix whose columns <text:span text:style-name="T30">are the sums of the corresponding columns in </text:span><text:span text:style-name="T21">A</text:span> and <text:span text:style-name="T21">B</text:span>.</text:p>
      <text:p text:style-name="P6"/>
      <text:p text:style-name="P2">Scalar multiple of a matrix</text:p>
      <text:p text:style-name="P6">If <text:span text:style-name="T21">r</text:span> is a scalar and <text:span text:style-name="T21">A</text:span> is a matrix, then the scalar multiple <text:span text:style-name="T21">rA</text:span> is the matrix whose columns are <text:span text:style-name="T21">r</text:span> times the corresponding columns in <text:span text:style-name="T21">A</text:span>.</text:p>
      <text:p text:style-name="P6"/>
      <text:p text:style-name="P2">Properties of matrix addition</text:p>
      <text:p text:style-name="P6">Two matrices are said to be equal if they are of the same size and contain the same corresponding columns. Let <text:span text:style-name="T21">A, B</text:span> and <text:span text:style-name="T21">C</text:span> be matrices of the same size, and let <text:span text:style-name="T21">r</text:span> and <text:span text:style-name="T21">s</text:span> be scalars</text:p>
      <text:list xml:id="list2174741990398775681" text:style-name="L1">
        <text:list-item>
          <text:p text:style-name="P18"><text:span text:style-name="T16">Commutative – </text:span>A + B = B + <text:span text:style-name="T45">A</text:span></text:p>
        </text:list-item>
        <text:list-item>
          <text:p text:style-name="P18"><text:span text:style-name="T16">Associative –</text:span><text:span text:style-name="T17"> </text:span>(A + B) + C = A + (B + C)</text:p>
        </text:list-item>
        <text:list-item>
          <text:p text:style-name="P18"><text:span text:style-name="T16">Identity – </text:span>A + 0 = A</text:p>
        </text:list-item>
        <text:list-item>
          <text:p text:style-name="P18">r(A + B) = rA + rB</text:p>
        </text:list-item>
        <text:list-item>
          <text:p text:style-name="P18">(r + s) A = rA + rB</text:p>
        </text:list-item>
        <text:list-item>
          <text:p text:style-name="P18">r(sA) = (rs) A</text:p>
        </text:list-item>
      </text:list>
      <text:p text:style-name="P17"/>
      <text:p text:style-name="P1"><text:span text:style-name="T1">Matrix </text:span><text:span text:style-name="T20">M</text:span><text:span text:style-name="T1">ultiplication</text:span></text:p>
      <text:list xml:id="list2940648845544420009" text:style-name="L2">
        <text:list-item>
          <text:p text:style-name="P19"><text:span text:style-name="T2"><draw:frame draw:style-name="fr1" draw:name="Object13" text:anchor-type="as-char" svg:y="-0.1484in" svg:width="0.5638in" svg:height="0.1902in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2">is produced from </text:span><text:span text:style-name="T24">x</text:span><text:span text:style-name="T2"> by a composition of mappings – the </text:span><text:span text:style-name="T13">initial </text:span><text:span text:style-name="T2">linear transformation </text:span><text:span text:style-name="T13">from</text:span><text:span text:style-name="T13"><draw:frame draw:style-name="fr1" draw:name="Object60" text:anchor-type="as-char" svg:y="-0.1484in" svg:width="0.1709in" svg:height="0.1839in" draw:z-index="12"><draw:object xlink:href="./Object 60" xlink:type="simple" xlink:show="embed" xlink:actuate="onLoad"/><draw:image xlink:href="./ObjectReplacements/Object 60" xlink:type="simple" xlink:show="embed" xlink:actuate="onLoad"/></draw:frame></text:span><text:span text:style-name="T13">to</text:span><text:span text:style-name="T2"><draw:frame draw:style-name="fr1" draw:name="Object14" text:anchor-type="as-char" svg:y="-0.1484in" svg:width="0.3098in" svg:height="0.1839in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2">and then the linear transformation </text:span><text:span text:style-name="T13">from </text:span><text:span text:style-name="T13"><draw:frame draw:style-name="fr1" draw:name="Object61" text:anchor-type="as-char" svg:y="-0.1484in" svg:width="0.3098in" svg:height="0.1839in" draw:z-index="14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3">to</text:span><text:span text:style-name="T2"><draw:frame draw:style-name="fr1" draw:name="Object15" text:anchor-type="as-char" svg:y="-0.1484in" svg:width="0.5638in" svg:height="0.1902in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  </text:list-item>
        <text:list-item>
          <text:p text:style-name="P19"><text:span text:style-name="T2">If the goal is to represent this composite mapping as a single linear transformation, then we must have a single matrix</text:span><text:span text:style-name="T24"> </text:span><text:span text:style-name="T25">C </text:span><text:span text:style-name="T3">which is a function of matrices</text:span><text:span text:style-name="T25"> A </text:span><text:span text:style-name="T3">and</text:span><text:span text:style-name="T25"> B </text:span><text:span text:style-name="T2">such that</text:span><text:span text:style-name="T2"><draw:frame draw:style-name="fr1" draw:name="Object26" text:anchor-type="as-char" svg:y="-0.152in" svg:width="0.9311in" svg:height="0.2008in" draw:z-index="16"><draw:object xlink:href="./Object 26" xlink:type="simple" xlink:show="embed" xlink:actuate="onLoad"/><draw:image xlink:href="./ObjectReplacements/Object 26" xlink:type="simple" xlink:show="embed" xlink:actuate="onLoad"/></draw:frame></text:span><text:span text:style-name="T2">. This</text:span><text:span text:style-name="T24"> </text:span><text:span text:style-name="T25">C </text:span><text:span text:style-name="T3">is defined as the matrix product of the matrices </text:span><text:span text:style-name="T25">A </text:span><text:span text:style-name="T3">and</text:span><text:span text:style-name="T25"> B, AB</text:span><text:span text:style-name="T2">. </text:span><text:span text:style-name="T3">Thus </text:span><text:span text:style-name="T25">AB </text:span><text:span text:style-name="T3">must be such that</text:span><text:span text:style-name="T3"><draw:frame draw:style-name="fr1" draw:name="Object27" text:anchor-type="as-char" svg:y="-0.1484in" svg:width="1.1492in" svg:height="0.1902in" draw:z-index="17"><draw:object xlink:href="./Object 27" xlink:type="simple" xlink:show="embed" xlink:actuate="onLoad"/><draw:image xlink:href="./ObjectReplacements/Object 27" xlink:type="simple" xlink:show="embed" xlink:actuate="onLoad"/></draw:frame></text:span></text:p>
          <text:list>
            <text:list-item>
              <text:p text:style-name="P26">If <text:span text:style-name="T21">A</text:span> is<draw:frame draw:style-name="fr1" draw:name="Object11" text:anchor-type="as-char" svg:y="-0.1484in" svg:width="0.4362in" svg:height="0.1839in" draw:z-index="18"><draw:object xlink:href="./Object 12" xlink:type="simple" xlink:show="embed" xlink:actuate="onLoad"/><draw:image xlink:href="./ObjectReplacements/Object 12" xlink:type="simple" xlink:show="embed" xlink:actuate="onLoad"/></draw:frame>,<text:span text:style-name="T21"> B</text:span> is<draw:frame draw:style-name="fr1" draw:name="Object12" text:anchor-type="as-char" svg:y="-0.1484in" svg:width="0.4217in" svg:height="0.1839in" draw:z-index="19"><draw:object xlink:href="./Object 14" xlink:type="simple" xlink:show="embed" xlink:actuate="onLoad"/><draw:image xlink:href="./ObjectReplacements/Object 14" xlink:type="simple" xlink:show="embed" xlink:actuate="onLoad"/></draw:frame>and<draw:frame draw:style-name="fr1" draw:name="Object16" text:anchor-type="as-char" svg:y="-0.172in" svg:width="0.5008in" svg:height="0.2075in" draw:z-index="20"><draw:object xlink:href="./Object 16" xlink:type="simple" xlink:show="embed" xlink:actuate="onLoad"/><draw:image xlink:href="./ObjectReplacements/Object 16" xlink:type="simple" xlink:show="embed" xlink:actuate="onLoad"/></draw:frame>, denote the colum<text:span text:style-name="T31">n</text:span>s o<text:span text:style-name="T31">f</text:span> <text:span text:style-name="T21">B</text:span> by<draw:frame draw:style-name="fr1" draw:name="Object17" text:anchor-type="as-char" svg:y="-0.1752in" svg:width="0.6917in" svg:height="0.2354in" draw:z-index="21"><draw:object xlink:href="./Object 17" xlink:type="simple" xlink:show="embed" xlink:actuate="onLoad"/><draw:image xlink:href="./ObjectReplacements/Object 17" xlink:type="simple" xlink:show="embed" xlink:actuate="onLoad"/></draw:frame>and the entries in<draw:frame draw:style-name="fr1" draw:name="Object18" text:anchor-type="as-char" svg:y="-0.1484in" svg:width="0.1744in" svg:height="0.1839in" draw:z-index="22"><draw:object xlink:href="./Object 18" xlink:type="simple" xlink:show="embed" xlink:actuate="onLoad"/><draw:image xlink:href="./ObjectReplacements/Object 18" xlink:type="simple" xlink:show="embed" xlink:actuate="onLoad"/></draw:frame>by<draw:frame draw:style-name="fr1" draw:name="Object19" text:anchor-type="as-char" svg:y="-0.1484in" svg:width="0.7047in" svg:height="0.2091in" draw:z-index="28"><draw:object xlink:href="./Object 19" xlink:type="simple" xlink:show="embed" xlink:actuate="onLoad"/><draw:image xlink:href="./ObjectReplacements/Object 19" xlink:type="simple" xlink:show="embed" xlink:actuate="onLoad"/></draw:frame>. Then</text:p>
            </text:list-item>
          </text:list>
          <text:p text:style-name="P27"><draw:frame draw:style-name="fr1" draw:name="Object20" text:anchor-type="as-char" svg:y="-0.1752in" svg:width="1.4598in" svg:height="0.2354in" draw:z-index="29"><draw:object xlink:href="./Object 20" xlink:type="simple" xlink:show="embed" xlink:actuate="onLoad"/><draw:image xlink:href="./ObjectReplacements/Object 20" xlink:type="simple" xlink:show="embed" xlink:actuate="onLoad"/></draw:frame></text:p>
          <text:list text:continue-numbering="true">
            <text:list-header>
              <text:p text:style-name="P26">By the linearity of multiplication by <text:span text:style-name="T21">A</text:span>,</text:p>
            </text:list-header>
          </text:list>
          <text:p text:style-name="P27"><draw:frame draw:style-name="fr1" draw:name="Object21" text:anchor-type="as-char" svg:y="-0.152in" svg:width="3.6484in" svg:height="0.2134in" draw:z-index="30"><draw:object xlink:href="./Object 21" xlink:type="simple" xlink:show="embed" xlink:actuate="onLoad"/><draw:image xlink:href="./ObjectReplacements/Object 21" xlink:type="simple" xlink:show="embed" xlink:actuate="onLoad"/></draw:frame></text:p>
          <text:list text:continue-numbering="true">
            <text:list-item>
              <text:p text:style-name="P26">As the vector<draw:frame draw:style-name="fr1" draw:name="Object22" text:anchor-type="as-char" svg:y="-0.1484in" svg:width="0.5638in" svg:height="0.1902in" draw:z-index="31"><draw:object xlink:href="./Object 22" xlink:type="simple" xlink:show="embed" xlink:actuate="onLoad"/><draw:image xlink:href="./ObjectReplacements/Object 22" xlink:type="simple" xlink:show="embed" xlink:actuate="onLoad"/></draw:frame>is a linear combination of the vectors<draw:frame draw:style-name="fr1" draw:name="Object23" text:anchor-type="as-char" svg:y="-0.1752in" svg:width="0.9602in" svg:height="0.2354in" draw:z-index="32"><draw:object xlink:href="./Object 23" xlink:type="simple" xlink:show="embed" xlink:actuate="onLoad"/><draw:image xlink:href="./ObjectReplacements/Object 23" xlink:type="simple" xlink:show="embed" xlink:actuate="onLoad"/></draw:frame>, using the entries in<text:span text:style-name="T21"><draw:frame draw:style-name="fr1" draw:name="Object62" text:anchor-type="as-char" svg:y="-0.1484in" svg:width="0.1709in" svg:height="0.1839in" draw:z-index="37"><draw:object xlink:href="./Object 62" xlink:type="simple" xlink:show="embed" xlink:actuate="onLoad"/><draw:image xlink:href="./ObjectReplacements/Object 62" xlink:type="simple" xlink:show="embed" xlink:actuate="onLoad"/></draw:frame></text:span>as weights, it can be written in matrix notation as</text:p>
            </text:list-item>
          </text:list>
          <text:p text:style-name="P27"><draw:frame draw:style-name="fr1" draw:name="Object1" text:anchor-type="as-char" svg:y="-0.1752in" svg:width="1.6618in" svg:height="0.2354in" draw:z-index="0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7">Thus<draw:frame draw:style-name="fr1" draw:name="Object24" text:anchor-type="as-char" svg:y="-0.2028in" svg:width="1.5602in" svg:height="0.2756in" draw:z-index="38"><draw:object xlink:href="./Object 24" xlink:type="simple" xlink:show="embed" xlink:actuate="onLoad"/><draw:image xlink:href="./ObjectReplacements/Object 24" xlink:type="simple" xlink:show="embed" xlink:actuate="onLoad"/></draw:frame>, a<draw:frame draw:style-name="fr1" draw:name="Object25" text:anchor-type="as-char" svg:y="-0.1484in" svg:width="0.4583in" svg:height="0.1839in" draw:z-index="39"><draw:object xlink:href="./Object 25" xlink:type="simple" xlink:show="embed" xlink:actuate="onLoad"/><draw:image xlink:href="./ObjectReplacements/Object 25" xlink:type="simple" xlink:show="embed" xlink:actuate="onLoad"/></draw:frame> <text:span text:style-name="T32">standard </text:span>matrix</text:p>
        </text:list-item>
        <text:list-item>
          <text:p text:style-name="P20"><text:span text:style-name="T4">Each </text:span><text:span text:style-name="T18">column </text:span><text:span text:style-name="T19">vector</text:span><text:span text:style-name="T4"> of </text:span><text:span text:style-name="T26">AB</text:span><text:span text:style-name="T4"> is a linear combination of the columns of </text:span><text:span text:style-name="T26">A</text:span><text:span text:style-name="T4"> using weights from the corresponding column of </text:span><text:span text:style-name="T26">B</text:span><text:span text:style-name="T4">.</text:span></text:p>
        </text:list-item>
        <text:list-item>
          <text:p text:style-name="P20"><text:span text:style-name="T4">The definition of </text:span><text:span text:style-name="T26">AB</text:span><text:span text:style-name="T4"> shows that </text:span><text:span text:style-name="T26">AB</text:span><text:span text:style-name="T4"> has the same number of rows as </text:span><text:span text:style-name="T26">A</text:span><text:span text:style-name="T4"> and the same number </text:span><text:soft-page-break/><text:span text:style-name="T4">of columns as </text:span><text:span text:style-name="T26">B</text:span><text:span text:style-name="T4">.</text:span></text:p>
        </text:list-item>
        <text:list-item>
          <text:p text:style-name="P43"><text:span text:style-name="T14">Row-column rule for computing </text:span><text:span text:style-name="T22">AB</text:span></text:p>
          <text:p text:style-name="P21"><text:span text:style-name="T5">If the product of </text:span><text:span text:style-name="T27">AB</text:span><text:span text:style-name="T5"> is defined, then the entry in row </text:span><text:span text:style-name="T27">i</text:span><text:span text:style-name="T5"> and column </text:span><text:span text:style-name="T27">j</text:span><text:span text:style-name="T5"> of </text:span><text:span text:style-name="T27">AB</text:span><text:span text:style-name="T5"> is the </text:span><text:span text:style-name="T15">sum of the products </text:span><text:span text:style-name="T5">of corresponding entries in row </text:span><text:span text:style-name="T27">i</text:span><text:span text:style-name="T5"> of </text:span><text:span text:style-name="T27">A</text:span><text:span text:style-name="T5"> and column </text:span><text:span text:style-name="T27">j</text:span><text:span text:style-name="T5"> of </text:span><text:span text:style-name="T27">B</text:span><text:span text:style-name="T5">. That is if</text:span><text:span text:style-name="T5"><draw:frame draw:style-name="fr1" draw:name="Object29" text:anchor-type="as-char" svg:y="-0.1484in" svg:width="0.4846in" svg:height="0.2091in" draw:z-index="1"><draw:object xlink:href="./Object 29" xlink:type="simple" xlink:show="embed" xlink:actuate="onLoad"/><draw:image xlink:href="./ObjectReplacements/Object 29" xlink:type="simple" xlink:show="embed" xlink:actuate="onLoad"/></draw:frame></text:span><text:span text:style-name="T5">denotes the (i, j)-entry in </text:span><text:span text:style-name="T27">AB</text:span><text:span text:style-name="T5">, and if </text:span><text:span text:style-name="T27">A</text:span><text:span text:style-name="T5"> is an</text:span><text:span text:style-name="T5"><draw:frame draw:style-name="fr1" draw:name="Object30" text:anchor-type="as-char" svg:y="-0.1484in" svg:width="0.4362in" svg:height="0.1839in" draw:z-index="23"><draw:object xlink:href="./Object 30" xlink:type="simple" xlink:show="embed" xlink:actuate="onLoad"/><draw:image xlink:href="./ObjectReplacements/Object 30" xlink:type="simple" xlink:show="embed" xlink:actuate="onLoad"/></draw:frame></text:span><text:span text:style-name="T5">matrix, then</text:span></text:p>
          <text:p text:style-name="P28"><draw:frame draw:style-name="fr1" draw:name="Object28" text:anchor-type="as-char" svg:y="-0.2807in" svg:width="2.9299in" svg:height="0.4484in" draw:z-index="24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29"><draw:frame draw:style-name="fr1" draw:name="Object31" text:anchor-type="as-char" svg:y="-0.1484in" svg:width="1.6252in" svg:height="0.2091in" draw:z-index="25"><draw:object xlink:href="./Object 31" xlink:type="simple" xlink:show="embed" xlink:actuate="onLoad"/><draw:image xlink:href="./ObjectReplacements/Object 31" xlink:type="simple" xlink:show="embed" xlink:actuate="onLoad"/></draw:frame></text:p>
        </text:list-item>
      </text:list>
      <text:p text:style-name="P9"/>
      <text:p text:style-name="P5">Interpretation of a matrix product</text:p>
      <text:p text:style-name="P10"><text:span text:style-name="T41">Consider two vectors</text:span><text:span text:style-name="T41"><draw:frame draw:style-name="fr1" draw:name="Object53" text:anchor-type="as-char" svg:y="-0.1752in" svg:width="0.1709in" svg:height="0.2102in" draw:z-index="40"><draw:object xlink:href="./Object 53" xlink:type="simple" xlink:show="embed" xlink:actuate="onLoad"/><draw:image xlink:href="./ObjectReplacements/Object 53" xlink:type="simple" xlink:show="embed" xlink:actuate="onLoad"/></draw:frame></text:span><text:span text:style-name="T41">and</text:span><text:span text:style-name="T41"><draw:frame draw:style-name="fr1" draw:name="Object54" text:anchor-type="as-char" svg:y="-0.1484in" svg:width="0.1709in" svg:height="0.1839in" draw:z-index="41"><draw:object xlink:href="./Object 54" xlink:type="simple" xlink:show="embed" xlink:actuate="onLoad"/><draw:image xlink:href="./ObjectReplacements/Object 54" xlink:type="simple" xlink:show="embed" xlink:actuate="onLoad"/></draw:frame></text:span><text:span text:style-name="T41">which represent the “costs per dollar of income” for manufacture of two products </text:span><text:span text:style-name="T45">B and C</text:span><text:span text:style-name="T41">. The entries </text:span><text:span text:style-name="T45">of the vectors </text:span><text:span text:style-name="T41">respectively represent the proportion spent in for materials, labor and on overhead.</text:span></text:p>
      <text:p text:style-name="P12"><draw:frame draw:style-name="fr1" draw:name="Object50" text:anchor-type="as-char" svg:y="-0.3764in" svg:width="1.3154in" svg:height="0.6547in" draw:z-index="42"><draw:object xlink:href="./Object 50" xlink:type="simple" xlink:show="embed" xlink:actuate="onLoad"/><draw:image xlink:href="./ObjectReplacements/Object 50" xlink:type="simple" xlink:show="embed" xlink:actuate="onLoad"/></draw:frame></text:p>
      <text:p text:style-name="P10"><text:span text:style-name="T41">Let U, </text:span><text:span text:style-name="T42">the unit cost matrix, </text:span><text:span text:style-name="T41">be a</text:span><text:span text:style-name="T41"><draw:frame draw:style-name="fr1" draw:name="Object51" text:anchor-type="as-char" svg:y="-0.1484in" svg:width="0.3917in" svg:height="0.1839in" draw:z-index="43"><draw:object xlink:href="./Object 51" xlink:type="simple" xlink:show="embed" xlink:actuate="onLoad"/><draw:image xlink:href="./ObjectReplacements/Object 51" xlink:type="simple" xlink:show="embed" xlink:actuate="onLoad"/></draw:frame></text:span><text:span text:style-name="T41">matrix </text:span><text:span text:style-name="T42">whose columns describe th</text:span><text:span text:style-name="T45">is </text:span><text:span text:style-name="T42">“costs per dollar of income” for </text:span><text:span text:style-name="T45">both </text:span><text:span text:style-name="T42">the products</text:span></text:p>
      <text:p text:style-name="P13"><draw:frame draw:style-name="fr1" draw:name="Object52" text:anchor-type="as-char" svg:y="-0.4516in" svg:width="1.0689in" svg:height="0.8728in" draw:z-index="44"><draw:object xlink:href="./Object 52" xlink:type="simple" xlink:show="embed" xlink:actuate="onLoad"/><draw:image xlink:href="./ObjectReplacements/Object 52" xlink:type="simple" xlink:show="embed" xlink:actuate="onLoad"/></draw:frame></text:p>
      <text:p text:style-name="P11"><text:span text:style-name="T42">Let</text:span><text:span text:style-name="T42"><draw:frame draw:style-name="fr1" draw:name="Object55" text:anchor-type="as-char" svg:y="-0.1484in" svg:width="0.6791in" svg:height="0.2091in" draw:z-index="45"><draw:object xlink:href="./Object 55" xlink:type="simple" xlink:show="embed" xlink:actuate="onLoad"/><draw:image xlink:href="./ObjectReplacements/Object 55" xlink:type="simple" xlink:show="embed" xlink:actuate="onLoad"/></draw:frame></text:span><text:span text:style-name="T42">and</text:span><text:span text:style-name="T42"><draw:frame draw:style-name="fr1" draw:name="Object56" text:anchor-type="as-char" svg:y="-0.1484in" svg:width="0.2217in" svg:height="0.2091in" draw:z-index="46"><draw:object xlink:href="./Object 56" xlink:type="simple" xlink:show="embed" xlink:actuate="onLoad"/><draw:image xlink:href="./ObjectReplacements/Object 56" xlink:type="simple" xlink:show="embed" xlink:actuate="onLoad"/></draw:frame></text:span><text:span text:style-name="T42">be vectors in</text:span><text:span text:style-name="T42"><draw:frame draw:style-name="fr1" draw:name="Object57" text:anchor-type="as-char" svg:y="-0.172in" svg:width="0.2598in" svg:height="0.2055in" draw:z-index="47"><draw:object xlink:href="./Object 57" xlink:type="simple" xlink:show="embed" xlink:actuate="onLoad"/><draw:image xlink:href="./ObjectReplacements/Object 57" xlink:type="simple" xlink:show="embed" xlink:actuate="onLoad"/></draw:frame></text:span><text:span text:style-name="T42">that list the output(in dollars) of products B and C manufactured in the </text:span><text:span text:style-name="T45">four</text:span><text:span text:style-name="T42"> quarters of a year respectively. </text:span><text:span text:style-name="T43">The matrix-vector product of</text:span><text:span text:style-name="T43"><draw:frame draw:style-name="fr1" draw:name="Object59" text:anchor-type="as-char" svg:y="-0.1484in" svg:width="0.3634in" svg:height="0.2091in" draw:z-index="48"><draw:object xlink:href="./Object 59" xlink:type="simple" xlink:show="embed" xlink:actuate="onLoad"/><draw:image xlink:href="./ObjectReplacements/Object 59" xlink:type="simple" xlink:show="embed" xlink:actuate="onLoad"/></draw:frame></text:span><text:span text:style-name="T43"> gives the total input costs incurred </text:span><text:span text:style-name="T44">for the manufacture of both the products under the different heads for the i'th quarter. </text:span><text:span text:style-name="T42">The matrix product</text:span><text:span text:style-name="T42"><draw:frame draw:style-name="fr1" draw:name="Object58" text:anchor-type="as-char" svg:y="-0.1744in" svg:width="2.2311in" svg:height="0.2465in" draw:z-index="49"><draw:object xlink:href="./Object 58" xlink:type="simple" xlink:show="embed" xlink:actuate="onLoad"/><draw:image xlink:href="./ObjectReplacements/Object 58" xlink:type="simple" xlink:show="embed" xlink:actuate="onLoad"/></draw:frame></text:span><text:span text:style-name="T42">describes the </text:span><text:span text:style-name="T44">same for all the four quarters</text:span><text:span text:style-name="T42">.</text:span></text:p>
      <text:p text:style-name="P14"/>
      <text:p text:style-name="P3">Properties of Matrix Multiplication</text:p>
      <text:list xml:id="list955140970586066609" text:style-name="L3">
        <text:list-item>
          <text:p text:style-name="P40">Associative law</text:p>
          <text:p text:style-name="P30"><draw:frame draw:style-name="fr1" draw:name="Object32" text:anchor-type="as-char" svg:y="-0.1484in" svg:width="1.1874in" svg:height="0.1902in" draw:z-index="50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31"><text:span text:style-name="T38">Left distributive law</text:span><text:span text:style-name="T36">(See exercise 2.1 – 29 for proof)</text:span></text:p>
          <text:p text:style-name="P31"><draw:frame draw:style-name="fr1" draw:name="Object36" text:anchor-type="as-char" svg:y="-0.1484in" svg:width="1.4071in" svg:height="0.1902in" draw:z-index="51"><draw:object xlink:href="./Object 36" xlink:type="simple" xlink:show="embed" xlink:actuate="onLoad"/><draw:image xlink:href="./ObjectReplacements/Object 36" xlink:type="simple" xlink:show="embed" xlink:actuate="onLoad"/></draw:frame></text:p>
        </text:list-item>
        <text:list-item>
          <text:p text:style-name="P31"><text:span text:style-name="T38">Right distributive law</text:span><text:span text:style-name="T36">(See exercise 2.1 – 29 for proof)</text:span></text:p>
          <text:p text:style-name="P32"><draw:frame draw:style-name="fr1" draw:name="Object35" text:anchor-type="as-char" svg:y="-0.1484in" svg:width="1.372in" svg:height="0.1902in" draw:z-index="26"><draw:object xlink:href="./Object 35" xlink:type="simple" xlink:show="embed" xlink:actuate="onLoad"/><draw:image xlink:href="./ObjectReplacements/Object 35" xlink:type="simple" xlink:show="embed" xlink:actuate="onLoad"/></draw:frame></text:p>
        </text:list-item>
        <text:list-item>
          <text:p text:style-name="P22"><text:span text:style-name="T6"><draw:frame draw:style-name="fr1" draw:name="Object34" text:anchor-type="as-char" svg:y="-0.1484in" svg:width="1.6445in" svg:height="0.1902in" draw:z-index="27"><draw:object xlink:href="./Object 34" xlink:type="simple" xlink:show="embed" xlink:actuate="onLoad"/><draw:image xlink:href="./ObjectReplacements/Object 34" xlink:type="simple" xlink:show="embed" xlink:actuate="onLoad"/></draw:frame></text:span><text:span text:style-name="T6">for any scalar r</text:span><text:span text:style-name="T11">(See exercise 2.1 – </text:span><text:span text:style-name="T12">30</text:span><text:span text:style-name="T11"> for proof)</text:span></text:p>
        </text:list-item>
        <text:list-item>
          <text:p text:style-name="P33"><text:span text:style-name="T39">Identity</text:span><text:span text:style-name="T38"> law</text:span><text:span text:style-name="T36">(See exercise 2.1 – </text:span><text:span text:style-name="T40">31, 32</text:span><text:span text:style-name="T36"> for proof)</text:span></text:p>
          <text:p text:style-name="P33"><draw:frame draw:style-name="fr1" draw:name="Object33" text:anchor-type="as-char" svg:y="-0.1484in" svg:width="1.052in" svg:height="0.2091in" draw:z-index="52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34">If the columns of B are linearly independent, then so are the columns of AB. </text:p>
        </text:list-item>
        <text:list-item>
          <text:p text:style-name="P41">Warnings</text:p>
          <text:list>
            <text:list-item>
              <text:p text:style-name="P23"><text:span text:style-name="T10">Commutative law does not hold. </text:span><text:span text:style-name="T6">In general,</text:span><text:span text:style-name="T6"><draw:frame draw:style-name="fr1" draw:name="Object49" text:anchor-type="as-char" svg:y="-0.1484in" svg:width="0.6626in" svg:height="0.1839in" draw:z-index="53"><draw:object xlink:href="./Object 49" xlink:type="simple" xlink:show="embed" xlink:actuate="onLoad"/><draw:image xlink:href="./ObjectReplacements/Object 49" xlink:type="simple" xlink:show="embed" xlink:actuate="onLoad"/></draw:frame></text:span><text:span text:style-name="T6">. This is not surprising as columns of AB are linear combination of columns of A whereas </text:span><text:span text:style-name="T7">columns of BA are linear combinations of columns of B.</text:span></text:p>
            </text:list-item>
            <text:list-item>
              <text:p text:style-name="P35"><text:span text:style-name="T35">Cancellation laws does not hold. </text:span>If <text:span text:style-name="T21">AB = AC</text:span>, then it is not true in general that <text:span text:style-name="T21">B = C</text:span><text:span text:style-name="T36">(See exercise 2.1 – </text:span><text:span text:style-name="T46">10</text:span><text:span text:style-name="T36">).</text:span></text:p>
            </text:list-item>
            <text:list-item>
              <text:p text:style-name="P35">If <text:span text:style-name="T21">AB = 0,</text:span> then one cannot conclude in general that either <text:span text:style-name="T21">A = 0</text:span> or <text:span text:style-name="T21">B = 0</text:span><text:span text:style-name="T36">(See exercise 2.1 – </text:span><text:span text:style-name="T46">12</text:span><text:span text:style-name="T36">).</text:span></text:p>
            </text:list-item>
          </text:list>
        </text:list-item>
      </text:list>
      <text:p text:style-name="P7"/>
      <text:p text:style-name="P4">Powers of a matrix</text:p>
      <text:list xml:id="list1539295289811108119" text:style-name="L4">
        <text:list-item>
          <text:p text:style-name="P24"><text:soft-page-break/><text:span text:style-name="T8">If </text:span><text:span text:style-name="T28">A </text:span><text:span text:style-name="T8">is an</text:span><text:span text:style-name="T8"><draw:frame draw:style-name="fr1" draw:name="Object44" text:anchor-type="as-char" svg:y="-0.1484in" svg:width="0.3992in" svg:height="0.1839in" draw:z-index="54"><draw:object xlink:href="./Object 44" xlink:type="simple" xlink:show="embed" xlink:actuate="onLoad"/><draw:image xlink:href="./ObjectReplacements/Object 44" xlink:type="simple" xlink:show="embed" xlink:actuate="onLoad"/></draw:frame></text:span><text:span text:style-name="T8">matrix and if </text:span><text:span text:style-name="T28">k</text:span><text:span text:style-name="T8"> is a positive integer, then</text:span><text:span text:style-name="T8"><draw:frame draw:style-name="fr1" draw:name="Object45" text:anchor-type="as-char" svg:y="-0.172in" svg:width="0.2543in" svg:height="0.2075in" draw:z-index="55"><draw:object xlink:href="./Object 45" xlink:type="simple" xlink:show="embed" xlink:actuate="onLoad"/><draw:image xlink:href="./ObjectReplacements/Object 45" xlink:type="simple" xlink:show="embed" xlink:actuate="onLoad"/></draw:frame></text:span><text:span text:style-name="T8">denotes the product of </text:span><text:span text:style-name="T28">k</text:span><text:span text:style-name="T8"> copies of </text:span><text:span text:style-name="T28">A</text:span><text:span text:style-name="T8">.</text:span></text:p>
        </text:list-item>
        <text:list-item>
          <text:p text:style-name="P25"><text:span text:style-name="T9">If</text:span><text:span text:style-name="T29"> k = 0,</text:span><text:span text:style-name="T9"> then</text:span><text:span text:style-name="T9"><draw:frame draw:style-name="fr1" draw:name="Object46" text:anchor-type="as-char" svg:y="-0.172in" svg:width="0.361in" svg:height="0.2075in" draw:z-index="56"><draw:object xlink:href="./Object 46" xlink:type="simple" xlink:show="embed" xlink:actuate="onLoad"/><draw:image xlink:href="./ObjectReplacements/Object 46" xlink:type="simple" xlink:show="embed" xlink:actuate="onLoad"/></draw:frame></text:span><text:span text:style-name="T9">should be</text:span><text:span text:style-name="T9"><draw:frame draw:style-name="fr1" draw:name="Object47" text:anchor-type="as-char" svg:y="-0.1484in" svg:width="0.1744in" svg:height="0.1839in" draw:z-index="57"><draw:object xlink:href="./Object 47" xlink:type="simple" xlink:show="embed" xlink:actuate="onLoad"/><draw:image xlink:href="./ObjectReplacements/Object 47" xlink:type="simple" xlink:show="embed" xlink:actuate="onLoad"/></draw:frame></text:span><text:span text:style-name="T9">itself. Thus</text:span><text:span text:style-name="T9"><draw:frame draw:style-name="fr1" draw:name="Object48" text:anchor-type="as-char" svg:y="-0.172in" svg:width="0.2492in" svg:height="0.2075in" draw:z-index="58"><draw:object xlink:href="./Object 48" xlink:type="simple" xlink:show="embed" xlink:actuate="onLoad"/><draw:image xlink:href="./ObjectReplacements/Object 48" xlink:type="simple" xlink:show="embed" xlink:actuate="onLoad"/></draw:frame></text:span><text:span text:style-name="T9">is interpreted as the identity matrix.</text:span></text:p>
        </text:list-item>
      </text:list>
      <text:p text:style-name="P8"/>
      <text:p text:style-name="P4">Transpose of a <text:span text:style-name="T33">M</text:span>atrix</text:p>
      <text:list xml:id="list520065342348655317" text:style-name="L5">
        <text:list-item>
          <text:p text:style-name="P36"><text:span text:style-name="T34">Given an</text:span><text:span text:style-name="T34"><draw:frame draw:style-name="fr1" draw:name="Object41" text:anchor-type="as-char" svg:y="-0.1484in" svg:width="0.4362in" svg:height="0.1839in" draw:z-index="59"><draw:object xlink:href="./Object 41" xlink:type="simple" xlink:show="embed" xlink:actuate="onLoad"/><draw:image xlink:href="./ObjectReplacements/Object 41" xlink:type="simple" xlink:show="embed" xlink:actuate="onLoad"/></draw:frame></text:span><text:span text:style-name="T34">matrix</text:span><text:span text:style-name="T23"> A</text:span><text:span text:style-name="T34">, then transpose of</text:span><text:span text:style-name="T23"> A </text:span><text:span text:style-name="T34">is the</text:span><text:span text:style-name="T34"><draw:frame draw:style-name="fr1" draw:name="Object42" text:anchor-type="as-char" svg:y="-0.1484in" svg:width="0.4362in" svg:height="0.1839in" draw:z-index="60"><draw:object xlink:href="./Object 42" xlink:type="simple" xlink:show="embed" xlink:actuate="onLoad"/><draw:image xlink:href="./ObjectReplacements/Object 42" xlink:type="simple" xlink:show="embed" xlink:actuate="onLoad"/></draw:frame></text:span><text:span text:style-name="T34">matrix, denoted by</text:span><text:span text:style-name="T34"><draw:frame draw:style-name="fr1" draw:name="Object43" text:anchor-type="as-char" svg:y="-0.172in" svg:width="0.2661in" svg:height="0.2075in" draw:z-index="61"><draw:object xlink:href="./Object 43" xlink:type="simple" xlink:show="embed" xlink:actuate="onLoad"/><draw:image xlink:href="./ObjectReplacements/Object 43" xlink:type="simple" xlink:show="embed" xlink:actuate="onLoad"/></draw:frame></text:span><text:span text:style-name="T34">whose columns are formed from the corresponding rows of </text:span><text:span text:style-name="T23">A</text:span></text:p>
        </text:list-item>
        <text:list-item>
          <text:p text:style-name="P42">Properties</text:p>
          <text:list>
            <text:list-item>
              <text:p text:style-name="P37"><draw:frame draw:style-name="fr1" draw:name="Object37" text:anchor-type="as-char" svg:y="-0.172in" svg:width="0.7134in" svg:height="0.2138in" draw:z-index="33"><draw:object xlink:href="./Object 37" xlink:type="simple" xlink:show="embed" xlink:actuate="onLoad"/><draw:image xlink:href="./ObjectReplacements/Object 37" xlink:type="simple" xlink:show="embed" xlink:actuate="onLoad"/></draw:frame></text:p>
            </text:list-item>
            <text:list-item>
              <text:p text:style-name="P37"><draw:frame draw:style-name="fr1" draw:name="Object38" text:anchor-type="as-char" svg:y="-0.172in" svg:width="1.248in" svg:height="0.2138in" draw:z-index="34"><draw:object xlink:href="./Object 38" xlink:type="simple" xlink:show="embed" xlink:actuate="onLoad"/><draw:image xlink:href="./ObjectReplacements/Object 38" xlink:type="simple" xlink:show="embed" xlink:actuate="onLoad"/></draw:frame></text:p>
            </text:list-item>
            <text:list-item>
              <text:p text:style-name="P36"><text:span text:style-name="T34">For any scalar r, </text:span><text:span text:style-name="T34"><draw:frame draw:style-name="fr1" draw:name="Object39" text:anchor-type="as-char" svg:y="-0.172in" svg:width="0.8189in" svg:height="0.2138in" draw:z-index="35"><draw:object xlink:href="./Object 39" xlink:type="simple" xlink:show="embed" xlink:actuate="onLoad"/><draw:image xlink:href="./ObjectReplacements/Object 39" xlink:type="simple" xlink:show="embed" xlink:actuate="onLoad"/></draw:frame></text:span></text:p>
            </text:list-item>
            <text:list-item>
              <text:p text:style-name="P37"><draw:frame draw:style-name="fr1" draw:name="Object40" text:anchor-type="as-char" svg:y="-0.172in" svg:width="1.0244in" svg:height="0.2138in" draw:z-index="36"><draw:object xlink:href="./Object 40" xlink:type="simple" xlink:show="embed" xlink:actuate="onLoad"/><draw:image xlink:href="./ObjectReplacements/Object 40" xlink:type="simple" xlink:show="embed" xlink:actuate="onLoad"/></draw:frame></text:p>
              <text:p text:style-name="P39">For proof see exercise 2.1 – 33.</text:p>
              <text:p text:style-name="P38">In general, the transpose of a product of matrices equals the product of their transposes in the reverse ord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" svg:font-family="'MS PGothic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S PMincho" style:font-size-asian="10.5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07:51:19.50</meta:creation-date>
    <dc:date>2013-08-09T11:35:03</dc:date>
    <meta:editing-duration>PT8H19M32S</meta:editing-duration>
    <meta:editing-cycles>32</meta:editing-cycles>
    <meta:generator>LibreOffice/4.0.2.2$Linux_x86 LibreOffice_project/400m0$Build-2</meta:generator>
    <dc:creator>Kempa </dc:creator>
    <meta:document-statistic meta:table-count="0" meta:image-count="0" meta:object-count="62" meta:page-count="3" meta:paragraph-count="67" meta:word-count="826" meta:character-count="4160" meta:non-whitespace-character-count="3417"/>
  </office:meta>
</office:document-meta>
</file>

<file path=Object 1/content.xml><?xml version="1.0" encoding="utf-8"?>
<math xmlns="http://www.w3.org/1998/Math/MathML">
  <semantics>
    <mrow>
      <mi>A</mi>
      <mrow>
        <mrow>
          <mo stretchy="false">(</mo>
          <mrow>
            <mi>B</mi>
            <mover accent="true">
              <mi>x</mi>
              <mo stretchy="false">⃗</mo>
            </mover>
          </mrow>
          <mo stretchy="false">)</mo>
        </mrow>
        <mo stretchy="false">=</mo>
        <mrow>
          <mo stretchy="false">[</mo>
          <mrow>
            <mi>A</mi>
            <mover accent="true">
              <msub>
                <mi>b</mi>
                <mn>1</mn>
              </msub>
              <mo stretchy="false">⃗</mo>
            </mover>
            <mi>…</mi>
            <mi>A</mi>
            <mover accent="true">
              <msub>
                <mi>b</mi>
                <mi>p</mi>
              </msub>
              <mo stretchy="false">⃗</mo>
            </mover>
          </mrow>
          <mo stretchy="false">]</mo>
        </mrow>
      </mrow>
      <mover accent="true">
        <mi>x</mi>
        <mo stretchy="false">⃗</mo>
      </mover>
    </mrow>
    <annotation encoding="StarMath 5.0">A(B vec x) = [ A vec b_1 … A vec b_p ] vec x</annotation>
  </semantics>
</math>
</file>

<file path=Object 10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11/content.xml><?xml version="1.0" encoding="utf-8"?>
<math xmlns="http://www.w3.org/1998/Math/MathML">
  <semantics>
    <mrow>
      <mi>A</mi>
      <mrow>
        <mo stretchy="false">(</mo>
        <mrow>
          <mi>B</mi>
          <mover accent="true">
            <mi>x</mi>
            <mo stretchy="false">⃗</mo>
          </mover>
        </mrow>
        <mo stretchy="false">)</mo>
      </mrow>
    </mrow>
    <annotation encoding="StarMath 5.0">A(B vec x) </annotation>
  </semantics>
</math>
</file>

<file path=Object 12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</annotation>
  </semantics>
</math>
</file>

<file path=Object 13/content.xml><?xml version="1.0" encoding="utf-8"?>
<math xmlns="http://www.w3.org/1998/Math/MathML">
  <semantics>
    <mrow>
      <mi>B</mi>
      <mover accent="true">
        <mi>x</mi>
        <mo stretchy="false">⃗</mo>
      </mover>
    </mrow>
    <annotation encoding="StarMath 5.0"> B vec x </annotation>
  </semantics>
</math>
</file>

<file path=Object 14/content.xml><?xml version="1.0" encoding="utf-8"?>
<math xmlns="http://www.w3.org/1998/Math/MathML">
  <semantics>
    <mrow>
      <mrow>
        <mi>n</mi>
        <mo stretchy="false">×</mo>
        <mi>p</mi>
      </mrow>
    </mrow>
    <annotation encoding="StarMath 5.0"> n times p </annotation>
  </semantics>
</math>
</file>

<file path=Object 15/content.xml><?xml version="1.0" encoding="utf-8"?>
<math xmlns="http://www.w3.org/1998/Math/MathML">
  <semantics>
    <mrow>
      <mi>A</mi>
      <mrow>
        <mo stretchy="false">(</mo>
        <mrow>
          <mi>B</mi>
          <mover accent="true">
            <mi>x</mi>
            <mo stretchy="false">⃗</mo>
          </mover>
        </mrow>
        <mo stretchy="false">)</mo>
      </mrow>
    </mrow>
    <annotation encoding="StarMath 5.0"> A(B vec x)</annotation>
  </semantics>
</math>
</file>

<file path=Object 16/content.xml><?xml version="1.0" encoding="utf-8"?>
<math xmlns="http://www.w3.org/1998/Math/MathML">
  <semantics>
    <mrow>
      <mrow>
        <mover accent="true">
          <mi>x</mi>
          <mo stretchy="false">⃗</mo>
        </mover>
        <mo stretchy="false">∈</mo>
        <msup>
          <mo stretchy="false">ℝ</mo>
          <mi>p</mi>
        </msup>
      </mrow>
    </mrow>
    <annotation encoding="StarMath 5.0"> vec x in setR^p</annotation>
  </semantics>
</math>
</file>

<file path=Object 17/content.xml><?xml version="1.0" encoding="utf-8"?>
<math xmlns="http://www.w3.org/1998/Math/MathML">
  <semantics>
    <mrow>
      <mover accent="true">
        <msub>
          <mi>b</mi>
          <mn>1</mn>
        </msub>
        <mo stretchy="false">⃗</mo>
      </mover>
      <mi>,</mi>
      <mi>…</mi>
      <mi>,</mi>
      <mover accent="true">
        <msub>
          <mi>b</mi>
          <mi>p</mi>
        </msub>
        <mo stretchy="false">⃗</mo>
      </mover>
    </mrow>
    <annotation encoding="StarMath 5.0"> vec b_1 , …, vec b_p</annotation>
  </semantics>
</math>
</file>

<file path=Object 18/content.xml><?xml version="1.0" encoding="utf-8"?>
<math xmlns="http://www.w3.org/1998/Math/MathML">
  <semantics>
    <mrow>
      <mover accent="true">
        <mi>x</mi>
        <mo stretchy="false">⃗</mo>
      </mover>
    </mrow>
    <annotation encoding="StarMath 5.0"> vec x </annotation>
  </semantics>
</math>
</file>

<file path=Object 19/content.xml><?xml version="1.0" encoding="utf-8"?>
<math xmlns="http://www.w3.org/1998/Math/MathML">
  <semantics>
    <mrow>
      <msub>
        <mi>x</mi>
        <mn>1</mn>
      </msub>
      <mi>,</mi>
      <mi>…</mi>
      <mi>,</mi>
      <msub>
        <mi>x</mi>
        <mi>p</mi>
      </msub>
    </mrow>
    <annotation encoding="StarMath 5.0"> x_1 , …, x_p</annotation>
  </semantics>
</math>
</file>

<file path=Object 2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20/content.xml><?xml version="1.0" encoding="utf-8"?>
<math xmlns="http://www.w3.org/1998/Math/MathML">
  <semantics>
    <mrow>
      <mi>B</mi>
      <mrow>
        <mover accent="true">
          <mi>x</mi>
          <mo stretchy="false">⃗</mo>
        </mover>
        <mo stretchy="false">=</mo>
        <msub>
          <mi>x</mi>
          <mn>1</mn>
        </msub>
      </mrow>
      <mrow>
        <mrow>
          <mover accent="true">
            <msub>
              <mi>b</mi>
              <mn>1</mn>
            </msub>
            <mo stretchy="false">⃗</mo>
          </mover>
          <mo stretchy="false">+</mo>
          <mi>…</mi>
        </mrow>
        <mo stretchy="false">+</mo>
        <msub>
          <mi>x</mi>
          <mi>p</mi>
        </msub>
      </mrow>
      <mover accent="true">
        <msub>
          <mi>b</mi>
          <mi>p</mi>
        </msub>
        <mo stretchy="false">⃗</mo>
      </mover>
    </mrow>
    <annotation encoding="StarMath 5.0">B vec x = x_1 vec b_1 + … + x_p vec b_p</annotation>
  </semantics>
</math>
</file>

<file path=Object 21/content.xml><?xml version="1.0" encoding="utf-8"?>
<math xmlns="http://www.w3.org/1998/Math/MathML">
  <semantics>
    <mrow>
      <mi>A</mi>
      <mrow>
        <mrow>
          <mo stretchy="false">(</mo>
          <mrow>
            <mi>B</mi>
            <mover accent="true">
              <mi>x</mi>
              <mo stretchy="false">⃗</mo>
            </mover>
          </mrow>
          <mo stretchy="false">)</mo>
        </mrow>
        <mo stretchy="false">=</mo>
        <mi>A</mi>
      </mrow>
      <mrow>
        <mrow>
          <mrow>
            <mo stretchy="false">(</mo>
            <mrow>
              <msub>
                <mi>x</mi>
                <mn>1</mn>
              </msub>
              <mover accent="true">
                <msub>
                  <mi>b</mi>
                  <mn>1</mn>
                </msub>
                <mo stretchy="false">⃗</mo>
              </mover>
            </mrow>
            <mo stretchy="false">)</mo>
          </mrow>
          <mo stretchy="false">+</mo>
          <mi>…</mi>
        </mrow>
        <mo stretchy="false">+</mo>
        <mi>A</mi>
      </mrow>
      <mrow>
        <mrow>
          <mo stretchy="false">(</mo>
          <mrow>
            <msub>
              <mi>x</mi>
              <mi>p</mi>
            </msub>
            <msub>
              <mi>b</mi>
              <mi>p</mi>
            </msub>
          </mrow>
          <mo stretchy="false">)</mo>
        </mrow>
        <mo stretchy="false">=</mo>
        <msub>
          <mi>x</mi>
          <mn>1</mn>
        </msub>
      </mrow>
      <mi>A</mi>
      <mrow>
        <mrow>
          <mover accent="true">
            <msub>
              <mi>b</mi>
              <mn>1</mn>
            </msub>
            <mo stretchy="false">⃗</mo>
          </mover>
          <mo stretchy="false">+</mo>
          <mi>…</mi>
        </mrow>
        <mo stretchy="false">+</mo>
        <msub>
          <mi>x</mi>
          <mi>p</mi>
        </msub>
      </mrow>
      <mi>A</mi>
      <mover accent="true">
        <msub>
          <mi>b</mi>
          <mi>p</mi>
        </msub>
        <mo stretchy="false">⃗</mo>
      </mover>
    </mrow>
    <annotation encoding="StarMath 5.0">A(B vec x) = A(x_1 vec b_1) + … + A(x_p b_p)= x_1 A vec b_1 + … + x_p A vec b_p</annotation>
  </semantics>
</math>
</file>

<file path=Object 22/content.xml><?xml version="1.0" encoding="utf-8"?>
<math xmlns="http://www.w3.org/1998/Math/MathML">
  <semantics>
    <mrow>
      <mi>A</mi>
      <mrow>
        <mo stretchy="false">(</mo>
        <mrow>
          <mi>B</mi>
          <mover accent="true">
            <mi>x</mi>
            <mo stretchy="false">⃗</mo>
          </mover>
        </mrow>
        <mo stretchy="false">)</mo>
      </mrow>
    </mrow>
    <annotation encoding="StarMath 5.0"> A(B vec x) </annotation>
  </semantics>
</math>
</file>

<file path=Object 23/content.xml><?xml version="1.0" encoding="utf-8"?>
<math xmlns="http://www.w3.org/1998/Math/MathML">
  <semantics>
    <mrow>
      <mi>A</mi>
      <mover accent="true">
        <msub>
          <mi>b</mi>
          <mn>1</mn>
        </msub>
        <mo stretchy="false">⃗</mo>
      </mover>
      <mi>,</mi>
      <mi>…</mi>
      <mi>,</mi>
      <mi>A</mi>
      <mover accent="true">
        <msub>
          <mi>b</mi>
          <mi>p</mi>
        </msub>
        <mo stretchy="false">⃗</mo>
      </mover>
    </mrow>
    <annotation encoding="StarMath 5.0"> A vec b_1 , …, A vec b_p</annotation>
  </semantics>
</math>
</file>

<file path=Object 24/content.xml><?xml version="1.0" encoding="utf-8"?>
<math xmlns="http://www.w3.org/1998/Math/MathML">
  <semantics>
    <mrow>
      <mrow>
        <mi mathvariant="italic">AB</mi>
        <mo stretchy="false">=</mo>
        <mfenced open="[" close="]">
          <mrow>
            <mtable>
              <mtr>
                <mtd>
                  <mrow>
                    <mi>A</mi>
                    <mover accent="true">
                      <msub>
                        <mi>b</mi>
                        <mn>1</mn>
                      </msub>
                      <mo stretchy="false">⃗</mo>
                    </mover>
                  </mrow>
                </mtd>
                <mtd>
                  <mrow>
                    <mi>…</mi>
                  </mrow>
                </mtd>
                <mtd>
                  <mrow>
                    <mi>A</mi>
                    <mover accent="true">
                      <msub>
                        <mi>b</mi>
                        <mi>p</mi>
                      </msub>
                      <mo stretchy="false">⃗</mo>
                    </mover>
                  </mrow>
                </mtd>
              </mtr>
            </mtable>
          </mrow>
        </mfenced>
      </mrow>
    </mrow>
    <annotation encoding="StarMath 5.0">AB = left [ matrix {A vec b_1 #… # A vec b_p} right ]</annotation>
  </semantics>
</math>
</file>

<file path=Object 25/content.xml><?xml version="1.0" encoding="utf-8"?>
<math xmlns="http://www.w3.org/1998/Math/MathML">
  <semantics>
    <mrow>
      <mrow>
        <mi>m</mi>
        <mo stretchy="false">×</mo>
        <mi>p</mi>
      </mrow>
    </mrow>
    <annotation encoding="StarMath 5.0"> m times p </annotation>
  </semantics>
</math>
</file>

<file path=Object 26/content.xml><?xml version="1.0" encoding="utf-8"?>
<math xmlns="http://www.w3.org/1998/Math/MathML">
  <semantics>
    <mrow>
      <mi>A</mi>
      <mrow>
        <mrow>
          <mo stretchy="false">(</mo>
          <mrow>
            <mi>B</mi>
            <mover accent="true">
              <mi>x</mi>
              <mo stretchy="false">⃗</mo>
            </mover>
          </mrow>
          <mo stretchy="false">)</mo>
        </mrow>
        <mo stretchy="false">=</mo>
        <mi>C</mi>
      </mrow>
      <mover accent="true">
        <mi>x</mi>
        <mo stretchy="false">⃗</mo>
      </mover>
    </mrow>
    <annotation encoding="StarMath 5.0">A(B vec x) = C vec x</annotation>
  </semantics>
</math>
</file>

<file path=Object 27/content.xml><?xml version="1.0" encoding="utf-8"?>
<math xmlns="http://www.w3.org/1998/Math/MathML">
  <semantics>
    <mrow>
      <mi>A</mi>
      <mrow>
        <mrow>
          <mo stretchy="false">(</mo>
          <mrow>
            <mi>B</mi>
            <mover accent="true">
              <mi>x</mi>
              <mo stretchy="false">⃗</mo>
            </mover>
          </mrow>
          <mo stretchy="false">)</mo>
        </mrow>
        <mo stretchy="false">=</mo>
        <mrow>
          <mo stretchy="false">(</mo>
          <mrow>
            <mi mathvariant="italic">AB</mi>
          </mrow>
          <mo stretchy="false">)</mo>
        </mrow>
      </mrow>
      <mover accent="true">
        <mi>x</mi>
        <mo stretchy="false">⃗</mo>
      </mover>
    </mrow>
    <annotation encoding="StarMath 5.0"> A(B vec x) = (AB) vec x</annotation>
  </semantics>
</math>
</file>

<file path=Object 28/content.xml><?xml version="1.0" encoding="utf-8"?>
<math xmlns="http://www.w3.org/1998/Math/MathML">
  <semantics>
    <mrow>
      <mrow>
        <msub>
          <mrow>
            <mo stretchy="false">(</mo>
            <mrow>
              <mi mathvariant="italic">AB</mi>
            </mrow>
            <mo stretchy="false">)</mo>
          </mrow>
          <mrow>
            <mi>i</mi>
            <mi>j</mi>
          </mrow>
        </msub>
        <mo stretchy="false">=</mo>
        <msub>
          <mi>a</mi>
          <mrow>
            <mi>i</mi>
            <mn>1</mn>
          </mrow>
        </msub>
      </mrow>
      <mrow>
        <msub>
          <mi>b</mi>
          <mrow>
            <mn>1</mn>
            <mi>j</mi>
          </mrow>
        </msub>
        <mo stretchy="false">+</mo>
        <msub>
          <mi>a</mi>
          <mrow>
            <mi>i</mi>
            <mn>1</mn>
          </mrow>
        </msub>
      </mrow>
      <mrow>
        <msub>
          <mi>b</mi>
          <mrow>
            <mn>2</mn>
            <mi>j</mi>
          </mrow>
        </msub>
        <mo stretchy="false">+</mo>
        <mi>…</mi>
      </mrow>
      <msub>
        <mi>a</mi>
        <mrow>
          <mi>i</mi>
          <mi>n</mi>
        </mrow>
      </msub>
      <mrow>
        <msub>
          <mi>b</mi>
          <mrow>
            <mi>n</mi>
            <mi>j</mi>
          </mrow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a</mi>
            <mi mathvariant="italic">ik</mi>
          </msub>
        </mrow>
      </mrow>
      <msub>
        <mi>b</mi>
        <mi mathvariant="italic">kj</mi>
      </msub>
    </mrow>
    <annotation encoding="StarMath 5.0">(AB)_{i j} = a_{i 1} b_{1 j} + a_{i 1} b_{2 j} + … a_{i n} b_{n j} = sum from k = 1 to n a_ik b_kj</annotation>
  </semantics>
</math>
</file>

<file path=Object 29/content.xml><?xml version="1.0" encoding="utf-8"?>
<math xmlns="http://www.w3.org/1998/Math/MathML">
  <semantics>
    <mrow>
      <msub>
        <mrow>
          <mo stretchy="false">(</mo>
          <mrow>
            <mi mathvariant="italic">AB</mi>
          </mrow>
          <mo stretchy="false">)</mo>
        </mrow>
        <mi mathvariant="italic">ij</mi>
      </msub>
    </mrow>
    <annotation encoding="StarMath 5.0"> (AB)_ij </annotation>
  </semantics>
</math>
</file>

<file path=Object 3/content.xml><?xml version="1.0" encoding="utf-8"?>
<math xmlns="http://www.w3.org/1998/Math/MathML">
  <semantics>
    <mrow>
      <msup>
        <mo stretchy="false">ℝ</mo>
        <mi>m</mi>
      </msup>
    </mrow>
    <annotation encoding="StarMath 5.0"> setR^m</annotation>
  </semantics>
</math>
</file>

<file path=Object 30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31/content.xml><?xml version="1.0" encoding="utf-8"?>
<math xmlns="http://www.w3.org/1998/Math/MathML">
  <semantics>
    <mrow>
      <msub>
        <mi mathvariant="italic">row</mi>
        <mi>i</mi>
      </msub>
      <mrow>
        <mrow>
          <mo stretchy="false">(</mo>
          <mrow>
            <mi mathvariant="italic">AB</mi>
          </mrow>
          <mo stretchy="false">)</mo>
        </mrow>
        <mo stretchy="false">=</mo>
        <msub>
          <mi mathvariant="italic">row</mi>
          <mi>i</mi>
        </msub>
      </mrow>
      <mrow>
        <mo stretchy="false">(</mo>
        <mrow>
          <mi>A</mi>
        </mrow>
        <mo stretchy="false">)</mo>
      </mrow>
      <mi>.</mi>
      <mi>B</mi>
    </mrow>
    <annotation encoding="StarMath 5.0">row_i(AB) = row_i(A).B</annotation>
  </semantics>
</math>
</file>

<file path=Object 32/content.xml><?xml version="1.0" encoding="utf-8"?>
<math xmlns="http://www.w3.org/1998/Math/MathML">
  <semantics>
    <mrow>
      <mi>A</mi>
      <mrow>
        <mrow>
          <mo stretchy="false">(</mo>
          <mrow>
            <mi mathvariant="italic">BC</mi>
          </mrow>
          <mo stretchy="false">)</mo>
        </mrow>
        <mo stretchy="false">=</mo>
        <mrow>
          <mo stretchy="false">(</mo>
          <mrow>
            <mi mathvariant="italic">AB</mi>
          </mrow>
          <mo stretchy="false">)</mo>
        </mrow>
      </mrow>
      <mi>C</mi>
    </mrow>
    <annotation encoding="StarMath 5.0">A(BC) = (AB)C</annotation>
  </semantics>
</math>
</file>

<file path=Object 33/content.xml><?xml version="1.0" encoding="utf-8"?>
<math xmlns="http://www.w3.org/1998/Math/MathML">
  <semantics>
    <mrow>
      <msub>
        <mi>I</mi>
        <mi>m</mi>
      </msub>
      <mrow>
        <mrow>
          <mi>A</mi>
          <mo stretchy="false">=</mo>
          <mi>A</mi>
        </mrow>
        <mo stretchy="false">=</mo>
        <mi>A</mi>
      </mrow>
      <msub>
        <mi>I</mi>
        <mi>n</mi>
      </msub>
    </mrow>
    <annotation encoding="StarMath 5.0">I_m A = A = A I_n</annotation>
  </semantics>
</math>
</file>

<file path=Object 34/content.xml><?xml version="1.0" encoding="utf-8"?>
<math xmlns="http://www.w3.org/1998/Math/MathML">
  <semantics>
    <mrow>
      <mi>r</mi>
      <mrow>
        <mrow>
          <mo stretchy="false">(</mo>
          <mrow>
            <mi mathvariant="italic">AB</mi>
          </mrow>
          <mo stretchy="false">)</mo>
        </mrow>
        <mo stretchy="false">=</mo>
        <mrow>
          <mo stretchy="false">(</mo>
          <mrow>
            <mi mathvariant="italic">rA</mi>
          </mrow>
          <mo stretchy="false">)</mo>
        </mrow>
      </mrow>
      <mrow>
        <mi>B</mi>
        <mo stretchy="false">=</mo>
        <mi>A</mi>
      </mrow>
      <mrow>
        <mo stretchy="false">(</mo>
        <mrow>
          <mi mathvariant="italic">rB</mi>
        </mrow>
        <mo stretchy="false">)</mo>
      </mrow>
    </mrow>
    <annotation encoding="StarMath 5.0">r(AB) = (rA)B = A(rB) </annotation>
  </semantics>
</math>
</file>

<file path=Object 35/content.xml><?xml version="1.0" encoding="utf-8"?>
<math xmlns="http://www.w3.org/1998/Math/MathML">
  <semantics>
    <mrow>
      <mrow>
        <mo stretchy="false">(</mo>
        <mrow>
          <mrow>
            <mi>B</mi>
            <mo stretchy="false">+</mo>
            <mi>C</mi>
          </mrow>
        </mrow>
        <mo stretchy="false">)</mo>
      </mrow>
      <mrow>
        <mi>A</mi>
        <mo stretchy="false">=</mo>
        <mrow>
          <mi mathvariant="italic">BA</mi>
          <mo stretchy="false">+</mo>
          <mi mathvariant="italic">CA</mi>
        </mrow>
      </mrow>
    </mrow>
    <annotation encoding="StarMath 5.0">(B + C) A = BA + CA</annotation>
  </semantics>
</math>
</file>

<file path=Object 36/content.xml><?xml version="1.0" encoding="utf-8"?>
<math xmlns="http://www.w3.org/1998/Math/MathML">
  <semantics>
    <mrow>
      <mi>A</mi>
      <mrow>
        <mrow>
          <mo stretchy="false">(</mo>
          <mrow>
            <mrow>
              <mi>B</mi>
              <mo stretchy="false">+</mo>
              <mi>C</mi>
            </mrow>
          </mrow>
          <mo stretchy="false">)</mo>
        </mrow>
        <mo stretchy="false">=</mo>
        <mrow>
          <mi mathvariant="italic">AB</mi>
          <mo stretchy="false">+</mo>
          <mi mathvariant="italic">AC</mi>
        </mrow>
      </mrow>
    </mrow>
    <annotation encoding="StarMath 5.0">A(B + C) = AB + AC</annotation>
  </semantics>
</math>
</file>

<file path=Object 37/content.xml><?xml version="1.0" encoding="utf-8"?>
<math xmlns="http://www.w3.org/1998/Math/MathML">
  <semantics>
    <mrow>
      <mrow>
        <msup>
          <mrow>
            <mo stretchy="false">(</mo>
            <mrow>
              <msup>
                <mi>A</mi>
                <mi>T</mi>
              </msup>
            </mrow>
            <mo stretchy="false">)</mo>
          </mrow>
          <mi>T</mi>
        </msup>
        <mo stretchy="false">=</mo>
        <mi>A</mi>
      </mrow>
    </mrow>
    <annotation encoding="StarMath 5.0">(A^T)^T = A</annotation>
  </semantics>
</math>
</file>

<file path=Object 38/content.xml><?xml version="1.0" encoding="utf-8"?>
<math xmlns="http://www.w3.org/1998/Math/MathML">
  <semantics>
    <mrow>
      <mrow>
        <msup>
          <mrow>
            <mo stretchy="false">(</mo>
            <mrow>
              <mrow>
                <mi>A</mi>
                <mo stretchy="false">+</mo>
                <mi>B</mi>
              </mrow>
            </mrow>
            <mo stretchy="false">)</mo>
          </mrow>
          <mi>T</mi>
        </msup>
        <mo stretchy="false">=</mo>
        <mrow>
          <msup>
            <mi>A</mi>
            <mi>T</mi>
          </msup>
          <mo stretchy="false">+</mo>
          <msup>
            <mi>B</mi>
            <mi>T</mi>
          </msup>
        </mrow>
      </mrow>
    </mrow>
    <annotation encoding="StarMath 5.0">(A + B)^T = A^T + B^T</annotation>
  </semantics>
</math>
</file>

<file path=Object 39/content.xml><?xml version="1.0" encoding="utf-8"?>
<math xmlns="http://www.w3.org/1998/Math/MathML">
  <semantics>
    <mrow>
      <mrow>
        <msup>
          <mrow>
            <mo stretchy="false">(</mo>
            <mrow>
              <mi mathvariant="italic">rA</mi>
            </mrow>
            <mo stretchy="false">)</mo>
          </mrow>
          <mi>T</mi>
        </msup>
        <mo stretchy="false">=</mo>
        <msup>
          <mi mathvariant="italic">rA</mi>
          <mi>T</mi>
        </msup>
      </mrow>
    </mrow>
    <annotation encoding="StarMath 5.0">(rA)^T = rA^T</annotation>
  </semantics>
</math>
</file>

<file path=Object 4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40/content.xml><?xml version="1.0" encoding="utf-8"?>
<math xmlns="http://www.w3.org/1998/Math/MathML">
  <semantics>
    <mrow>
      <mrow>
        <msup>
          <mrow>
            <mo stretchy="false">(</mo>
            <mrow>
              <mi mathvariant="italic">AB</mi>
            </mrow>
            <mo stretchy="false">)</mo>
          </mrow>
          <mi>T</mi>
        </msup>
        <mo stretchy="false">=</mo>
        <msup>
          <mi>B</mi>
          <mi>T</mi>
        </msup>
      </mrow>
      <msup>
        <mi>A</mi>
        <mi>T</mi>
      </msup>
    </mrow>
    <annotation encoding="StarMath 5.0">(AB)^T = B^T A^T</annotation>
  </semantics>
</math>
</file>

<file path=Object 41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42/content.xml><?xml version="1.0" encoding="utf-8"?>
<math xmlns="http://www.w3.org/1998/Math/MathML">
  <semantics>
    <mrow>
      <mrow>
        <mi>n</mi>
        <mo stretchy="false">×</mo>
        <mi>m</mi>
      </mrow>
    </mrow>
    <annotation encoding="StarMath 5.0"> n times m </annotation>
  </semantics>
</math>
</file>

<file path=Object 43/content.xml><?xml version="1.0" encoding="utf-8"?>
<math xmlns="http://www.w3.org/1998/Math/MathML">
  <semantics>
    <mrow>
      <msup>
        <mi>A</mi>
        <mi>T</mi>
      </msup>
    </mrow>
    <annotation encoding="StarMath 5.0"> A^T </annotation>
  </semantics>
</math>
</file>

<file path=Object 44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n times n </annotation>
  </semantics>
</math>
</file>

<file path=Object 45/content.xml><?xml version="1.0" encoding="utf-8"?>
<math xmlns="http://www.w3.org/1998/Math/MathML">
  <semantics>
    <mrow>
      <msup>
        <mi>A</mi>
        <mi>k</mi>
      </msup>
    </mrow>
    <annotation encoding="StarMath 5.0"> A^k </annotation>
  </semantics>
</math>
</file>

<file path=Object 46/content.xml><?xml version="1.0" encoding="utf-8"?>
<math xmlns="http://www.w3.org/1998/Math/MathML">
  <semantics>
    <mrow>
      <msup>
        <mi>A</mi>
        <mn>0</mn>
      </msup>
      <mover accent="true">
        <mi>x</mi>
        <mo stretchy="false">⃗</mo>
      </mover>
    </mrow>
    <annotation encoding="StarMath 5.0"> A^0 vec x </annotation>
  </semantics>
</math>
</file>

<file path=Object 47/content.xml><?xml version="1.0" encoding="utf-8"?>
<math xmlns="http://www.w3.org/1998/Math/MathML">
  <semantics>
    <mrow>
      <mover accent="true">
        <mi>x</mi>
        <mo stretchy="false">⃗</mo>
      </mover>
    </mrow>
    <annotation encoding="StarMath 5.0"> vec x </annotation>
  </semantics>
</math>
</file>

<file path=Object 48/content.xml><?xml version="1.0" encoding="utf-8"?>
<math xmlns="http://www.w3.org/1998/Math/MathML">
  <semantics>
    <mrow>
      <msup>
        <mi>A</mi>
        <mn>0</mn>
      </msup>
    </mrow>
    <annotation encoding="StarMath 5.0">A^0</annotation>
  </semantics>
</math>
</file>

<file path=Object 49/content.xml><?xml version="1.0" encoding="utf-8"?>
<math xmlns="http://www.w3.org/1998/Math/MathML">
  <semantics>
    <mrow>
      <mrow>
        <mi mathvariant="italic">AB</mi>
        <mo stretchy="false">≠</mo>
        <mi mathvariant="italic">BA</mi>
      </mrow>
    </mrow>
    <annotation encoding="StarMath 5.0"> AB neq BA</annotation>
  </semantics>
</math>
</file>

<file path=Object 5/content.xml><?xml version="1.0" encoding="utf-8"?>
<math xmlns="http://www.w3.org/1998/Math/MathML">
  <semantics>
    <mrow>
      <mrow>
        <mi>A</mi>
        <mo stretchy="false">=</mo>
        <mrow>
          <mo stretchy="false">[</mo>
          <mrow>
            <msub>
              <mi>a</mi>
              <mi mathvariant="italic">ij</mi>
            </msub>
          </mrow>
          <mo stretchy="false">]</mo>
        </mrow>
      </mrow>
    </mrow>
    <annotation encoding="StarMath 5.0"> A = [a_ij] </annotation>
  </semantics>
</math>
</file>

<file path=Object 50/content.xml><?xml version="1.0" encoding="utf-8"?>
<math xmlns="http://www.w3.org/1998/Math/MathML">
  <semantics>
    <mrow>
      <mrow>
        <mover accent="true">
          <mi>b</mi>
          <mo stretchy="false">⃗</mo>
        </mover>
        <mo stretchy="false">=</mo>
        <mfenced open="[" close="]">
          <mrow>
            <mtable>
              <mtr>
                <mtd>
                  <mrow>
                    <mn>.45</mn>
                  </mrow>
                </mtd>
              </mtr>
              <mtr>
                <mtd>
                  <mrow>
                    <mn>.25</mn>
                  </mrow>
                </mtd>
              </mtr>
              <mtr>
                <mtd>
                  <mrow>
                    <mn>.15</mn>
                  </mrow>
                </mtd>
              </mtr>
            </mtable>
          </mrow>
        </mfenced>
      </mrow>
      <mi>,</mi>
      <mrow>
        <mover accent="true">
          <mi>c</mi>
          <mo stretchy="false">⃗</mo>
        </mover>
        <mo stretchy="false">=</mo>
        <mfenced open="[" close="]">
          <mrow>
            <mtable>
              <mtr>
                <mtd>
                  <mrow>
                    <mn>.40</mn>
                  </mrow>
                </mtd>
              </mtr>
              <mtr>
                <mtd>
                  <mrow>
                    <mn>.30</mn>
                  </mrow>
                </mtd>
              </mtr>
              <mtr>
                <mtd>
                  <mrow>
                    <mn>.15</mn>
                  </mrow>
                </mtd>
              </mtr>
            </mtable>
          </mrow>
        </mfenced>
      </mrow>
    </mrow>
    <annotation encoding="StarMath 5.0">vec b = left [ matrix {.45 ## .25 ## .15} right ], vec c = left [ matrix {.40 ## .30 ## .15}right ]</annotation>
  </semantics>
</math>
</file>

<file path=Object 51/content.xml><?xml version="1.0" encoding="utf-8"?>
<math xmlns="http://www.w3.org/1998/Math/MathML">
  <semantics>
    <mrow>
      <mrow>
        <mn>3</mn>
        <mo stretchy="false">×</mo>
        <mn>2</mn>
      </mrow>
    </mrow>
    <annotation encoding="StarMath 5.0"> 3 times 2 </annotation>
  </semantics>
</math>
</file>

<file path=Object 52/content.xml><?xml version="1.0" encoding="utf-8"?>
<math xmlns="http://www.w3.org/1998/Math/MathML">
  <semantics>
    <mtable>
      <mtr>
        <mtd>
          <mrow>
            <mi/>
            <mover accent="true">
              <mi>b</mi>
              <mo stretchy="false">⃗</mo>
            </mover>
            <mi/>
            <mover accent="true">
              <mi>c</mi>
              <mo stretchy="false">⃗</mo>
            </mover>
          </mrow>
        </mtd>
      </mtr>
      <mtr>
        <mtd>
          <mrow>
            <mrow>
              <mi>U</mi>
              <mo stretchy="false">=</mo>
              <mfenced open="[" close="]">
                <mrow>
                  <mtable>
                    <mtr>
                      <mtd>
                        <mrow>
                          <mn>.45</mn>
                        </mrow>
                      </mtd>
                      <mtd>
                        <mrow>
                          <mn>.40</mn>
                        </mrow>
                      </mtd>
                    </mtr>
                    <mtr>
                      <mtd>
                        <mrow>
                          <mn>.25</mn>
                        </mrow>
                      </mtd>
                      <mtd>
                        <mrow>
                          <mn>.30</mn>
                        </mrow>
                      </mtd>
                    </mtr>
                    <mtr>
                      <mtd>
                        <mrow>
                          <mn>.15</mn>
                        </mrow>
                      </mtd>
                      <mtd>
                        <mrow>
                          <mn>.15</mn>
                        </mrow>
                      </mtd>
                    </mtr>
                  </mtable>
                </mrow>
              </mfenced>
            </mrow>
          </mrow>
        </mtd>
      </mtr>
    </mtable>
    <annotation encoding="StarMath 5.0">~~~~~vec b~~~~vec c newline
U = left [ matrix {.45 # .40 ## .25 # .30 ## .15 # .15}right ] </annotation>
  </semantics>
</math>
</file>

<file path=Object 53/content.xml><?xml version="1.0" encoding="utf-8"?>
<math xmlns="http://www.w3.org/1998/Math/MathML">
  <semantics>
    <mrow>
      <mover accent="true">
        <mi>b</mi>
        <mo stretchy="false">⃗</mo>
      </mover>
    </mrow>
    <annotation encoding="StarMath 5.0"> vec b </annotation>
  </semantics>
</math>
</file>

<file path=Object 54/content.xml><?xml version="1.0" encoding="utf-8"?>
<math xmlns="http://www.w3.org/1998/Math/MathML">
  <semantics>
    <mrow>
      <mover accent="true">
        <mi>c</mi>
        <mo stretchy="false">⃗</mo>
      </mover>
    </mrow>
    <annotation encoding="StarMath 5.0"> vec c </annotation>
  </semantics>
</math>
</file>

<file path=Object 55/content.xml><?xml version="1.0" encoding="utf-8"?>
<math xmlns="http://www.w3.org/1998/Math/MathML">
  <semantics>
    <mrow>
      <mover accent="true">
        <msub>
          <mi>q</mi>
          <mn>1</mn>
        </msub>
        <mo stretchy="false">⃗</mo>
      </mover>
      <mi>,</mi>
      <mover accent="true">
        <msub>
          <mi>q</mi>
          <mn>2</mn>
        </msub>
        <mo stretchy="false">⃗</mo>
      </mover>
      <mi>,</mi>
      <mover accent="true">
        <msub>
          <mi>q</mi>
          <mn>3</mn>
        </msub>
        <mo stretchy="false">⃗</mo>
      </mover>
    </mrow>
    <annotation encoding="StarMath 5.0"> vec q_1 , vec q_2 , vec q_3 </annotation>
  </semantics>
</math>
</file>

<file path=Object 56/content.xml><?xml version="1.0" encoding="utf-8"?>
<math xmlns="http://www.w3.org/1998/Math/MathML">
  <semantics>
    <mrow>
      <mover accent="true">
        <msub>
          <mi>q</mi>
          <mn>3</mn>
        </msub>
        <mo stretchy="false">⃗</mo>
      </mover>
    </mrow>
    <annotation encoding="StarMath 5.0"> vec q_3 </annotation>
  </semantics>
</math>
</file>

<file path=Object 57/content.xml><?xml version="1.0" encoding="utf-8"?>
<math xmlns="http://www.w3.org/1998/Math/MathML">
  <semantics>
    <mrow>
      <msup>
        <mo stretchy="false">ℝ</mo>
        <mn>2</mn>
      </msup>
    </mrow>
    <annotation encoding="StarMath 5.0"> setR^2 </annotation>
  </semantics>
</math>
</file>

<file path=Object 58/content.xml><?xml version="1.0" encoding="utf-8"?>
<math xmlns="http://www.w3.org/1998/Math/MathML">
  <semantics>
    <mrow>
      <mrow>
        <mi mathvariant="italic">UQ</mi>
        <mo stretchy="false">=</mo>
        <mfenced open="[" close="]">
          <mrow>
            <mtable>
              <mtr>
                <mtd>
                  <mrow>
                    <mi>U</mi>
                    <mover accent="true">
                      <msub>
                        <mi>q</mi>
                        <mn>1</mn>
                      </msub>
                      <mo stretchy="false">⃗</mo>
                    </mover>
                  </mrow>
                </mtd>
                <mtd>
                  <mrow>
                    <mi>U</mi>
                    <mover accent="true">
                      <msub>
                        <mi>q</mi>
                        <mn>2</mn>
                      </msub>
                      <mo stretchy="false">⃗</mo>
                    </mover>
                  </mrow>
                </mtd>
                <mtd>
                  <mrow>
                    <mi>U</mi>
                    <mover accent="true">
                      <msub>
                        <mi>q</mi>
                        <mn>3</mn>
                      </msub>
                      <mo stretchy="false">⃗</mo>
                    </mover>
                  </mrow>
                </mtd>
                <mtd>
                  <mrow>
                    <mi>U</mi>
                    <mover accent="true">
                      <msub>
                        <mi>q</mi>
                        <mn>4</mn>
                      </msub>
                      <mo stretchy="false">⃗</mo>
                    </mover>
                  </mrow>
                </mtd>
              </mtr>
            </mtable>
          </mrow>
        </mfenced>
      </mrow>
    </mrow>
    <annotation encoding="StarMath 5.0"> UQ = left [ matrix {U vec q_1# U vec q_2 # U vec q_3 # U vec q_4 } right ] </annotation>
  </semantics>
</math>
</file>

<file path=Object 59/content.xml><?xml version="1.0" encoding="utf-8"?>
<math xmlns="http://www.w3.org/1998/Math/MathML">
  <semantics>
    <mrow>
      <mi>U</mi>
      <mover accent="true">
        <msub>
          <mi>q</mi>
          <mi>i</mi>
        </msub>
        <mo stretchy="false">⃗</mo>
      </mover>
    </mrow>
    <annotation encoding="StarMath 5.0"> U vec q_i</annotation>
  </semantics>
</math>
</file>

<file path=Object 6/content.xml><?xml version="1.0" encoding="utf-8"?>
<math xmlns="http://www.w3.org/1998/Math/MathML">
  <semantics>
    <mrow>
      <msub>
        <mi>a</mi>
        <mn>11</mn>
      </msub>
      <mi>,</mi>
      <msub>
        <mi>a</mi>
        <mn>22</mn>
      </msub>
      <mi>,</mi>
      <msub>
        <mi>a</mi>
        <mn>33,</mn>
      </msub>
      <mi>…</mi>
      <mi>,</mi>
    </mrow>
    <annotation encoding="StarMath 5.0"> a_11 , a_22 , a_33,  …, </annotation>
  </semantics>
</math>
</file>

<file path=Object 60/content.xml><?xml version="1.0" encoding="utf-8"?>
<math xmlns="http://www.w3.org/1998/Math/MathML">
  <semantics>
    <mrow>
      <mover accent="true">
        <mi>x</mi>
        <mo stretchy="false">⃗</mo>
      </mover>
    </mrow>
    <annotation encoding="StarMath 5.0"> vec x </annotation>
  </semantics>
</math>
</file>

<file path=Object 61/content.xml><?xml version="1.0" encoding="utf-8"?>
<math xmlns="http://www.w3.org/1998/Math/MathML">
  <semantics>
    <mrow>
      <mi>B</mi>
      <mover accent="true">
        <mi>x</mi>
        <mo stretchy="false">⃗</mo>
      </mover>
    </mrow>
    <annotation encoding="StarMath 5.0"> B vec x </annotation>
  </semantics>
</math>
</file>

<file path=Object 62/content.xml><?xml version="1.0" encoding="utf-8"?>
<math xmlns="http://www.w3.org/1998/Math/MathML">
  <semantics>
    <mrow>
      <mover accent="true">
        <mi>x</mi>
        <mo stretchy="false">⃗</mo>
      </mover>
    </mrow>
    <annotation encoding="StarMath 5.0"> vec x </annotation>
  </semantics>
</math>
</file>

<file path=Object 7/content.xml><?xml version="1.0" encoding="utf-8"?>
<math xmlns="http://www.w3.org/1998/Math/MathML">
  <semantics>
    <mrow>
      <mrow>
        <mi>n</mi>
        <mo stretchy="false">×</mo>
        <mi>n</mi>
      </mrow>
    </mrow>
    <annotation encoding="StarMath 5.0"> n times n </annotation>
  </semantics>
</math>
</file>

<file path=Object 8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

<file path=Object 9/content.xml><?xml version="1.0" encoding="utf-8"?>
<math xmlns="http://www.w3.org/1998/Math/MathML">
  <semantics>
    <mrow>
      <mrow>
        <mi>m</mi>
        <mo stretchy="false">×</mo>
        <mi>n</mi>
      </mrow>
    </mrow>
    <annotation encoding="StarMath 5.0"> m times n </annotation>
  </semantics>
</math>
</file>